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17c108" officeooo:paragraph-rsid="0017c108"/>
    </style:style>
    <style:style style:name="T1" style:family="text">
      <style:text-properties officeooo:rsid="001580d9"/>
    </style:style>
    <style:style style:name="T2" style:family="text">
      <style:text-properties officeooo:rsid="0017c10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Shocking Story</text:p>
      <text:p text:style-name="Subtitle">Johannes Englisch</text:p>
      <text:p text:style-name="Subtitle">22 Sep 202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_2588226876" text:style-name="Index_20_Link" text:visited-style-name="Index_20_Link">1 Introduction<text:tab/>1</text:a></text:p>
          <text:p text:style-name="P1"><text:a xlink:type="simple" xlink:href="#__RefHeading___Toc110_2588226876" text:style-name="Index_20_Link" text:visited-style-name="Index_20_Link">2 Building up suspense<text:tab/>1</text:a></text:p>
          <text:p text:style-name="P1"><text:a xlink:type="simple" xlink:href="#__RefHeading___Toc4_2588226876" text:style-name="Index_20_Link" text:visited-style-name="Index_20_Link">3 The main attraction<text:tab/>1</text:a></text:p>
        </text:index-body>
      </text:table-of-content>
      <text:h text:style-name="Heading_20_1" text:outline-level="1"><text:bookmark-start text:name="__RefHeading___Toc2_2588226876"/>Introduction<text:bookmark-end text:name="__RefHeading___Toc2_2588226876"/></text:h>
      <text:p text:style-name="Text_20_body">The plot twist is in <text:span text:style-name="T2">S</text:span>ection<text:span text:style-name="T1"> </text:span><text:span text:style-name="T1"><text:bookmark-ref text:reference-format="chapter" text:ref-name="__RefHeading___Toc4_2588226876">3</text:bookmark-ref></text:span>!</text:p>
      <text:h text:style-name="Heading_20_1" text:outline-level="1"><text:bookmark-start text:name="__RefHeading___Toc110_2588226876"/>Building up suspense<text:bookmark-end text:name="__RefHeading___Toc110_2588226876"/></text:h>
      <text:p text:style-name="Text_20_body">You're never gonna guess what's gonna happen.</text:p>
      <text:h text:style-name="Heading_20_1" text:outline-level="1"><text:bookmark-start text:name="__RefHeading___Toc4_2588226876"/>The main attraction<text:bookmark-end text:name="__RefHeading___Toc4_2588226876"/></text:h>
      <text:p text:style-name="Text_20_body">There is no plot twist lo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44:20.806826575</meta:creation-date>
    <dc:date>2023-09-22T12:00:54.972868522</dc:date>
    <meta:editing-duration>PT5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4" meta:character-count="281" meta:non-whitespace-character-count="243"/>
  </office:meta>
</office:document-meta>
</file>